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/>
    </style:style>
    <style:style style:name="T2" style:family="text">
      <style:text-properties style:font-name="Courie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Heading_20_1">gvSIG</text:p>
        <text:p text:style-name="Heading_20_2">About</text:p>
        <text:p text:style-name="Normal"><text:a xlink:type="simple" xlink:href="http://gvsig.org/">gvSIG</text:a> is a Geographic Information System (GIS), that is, a desktop application designed for capturing, storing, handling, analyzing and deploying any kind of referenced geographic information in order to solve complex management and planning problems. gvSIG is known for having a user-friendly interface, being able to access the most common formats, both vector and raster ones. It features a wide range of tools for working with geographic-like information (query tools, layout creation, geoprocessing, networks, etc.), which turns gvSIG into the ideal tool for users working in the land realm. </text:p>
        <text:p text:style-name="Heading_20_2">Running</text:p>
        <text:p text:style-name="Normal">To run gvSIG on the Live DVD, click on the gvSIG icon on the desktop. </text:p>
        <text:p text:style-name="Heading_20_3">Loading geodata</text:p>
        <text:p text:style-name="Normal">gvSIG can load lots of local data (raster and vector formats) as well as any OGC service (WxS) and other propietary formats like ArcIMS or Oracle databases. Open gvSIG, create a view, set up your working projection (view properties) and start adding geodata with the <text:span text:style-name="T1">View-&gt;Add layer</text:span> dialog. </text:p>
        <text:p text:style-name="Normal">You can load several shapefiles and images from <text:span text:style-name="T2">/home/user/data</text:span> as well as any other sample data loaded or OGC service configured on the disc. </text:p>
        <text:p text:style-name="Heading_20_3">Example Projects</text:p>
        <text:p text:style-name="Normal">There is a sample project at <text:span text:style-name="T2">/home/user/gvSIG/sample-project.gvp</text:span> folder. You can load it with gvSIG and see some sample styled data as well as a sample map. </text:p>
        <text:p text:style-name="Heading_20_2">Getting Started</text:p>
        <text:p text:style-name="Normal">You can look for help at user documentation on <text:a xlink:type="simple" xlink:href="../../../../../../../../../usr/local/share/gvsig/gvSIG-1_1-man-v1-en.pdf">gvSIG English Manual</text:a> (PDF). Note that this manual refers to 1.1.2 version as gvSIG doesn't have at this time a published manual of new features in English. Visit the gvSIG community website at <text:a xlink:type="simple" xlink:href="http://gvsig.org/">http://gvsig.org</text:a> for more updated manuals and docs. 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next-style-name="Normal" style:class="text">
      <style:paragraph-properties fo:margin-top="0.776cm" fo:margin-bottom="0.106cm"/>
      <style:text-properties style:font-name="Liberation Sans" fo:font-size="12pt" fo:font-weight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Heading_20_1" style:display-name="Heading 1" style:family="paragraph" style:parent-style-name="Normal" style:next-style-name="Normal" style:class="text">
      <style:paragraph-properties fo:margin-top="0.776cm" fo:margin-bottom="0.106cm"/>
      <style:text-properties style:font-name="Liberation Sans" fo:font-size="17pt" fo:font-weight="bold"/>
    </style:style>
    <style:style style:name="Heading_20_2" style:display-name="Heading 2" style:family="paragraph" style:parent-style-name="Normal" style:next-style-name="Normal" style:class="text">
      <style:paragraph-properties fo:margin-top="0.776cm" fo:margin-bottom="0.106cm"/>
      <style:text-properties style:font-name="Liberation Sans" fo:font-size="14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07-06T09:05:18</meta:creation-date>
    <meta:editing-duration>PT00H00M56S</meta:editing-duration>
    <meta:editing-cycles>2</meta:editing-cycles>
    <meta:initial-creator>Jorge Sanz</meta:initial-creator>
    <meta:document-statistic meta:table-count="0" meta:image-count="0" meta:object-count="0" meta:page-count="1" meta:paragraph-count="12" meta:word-count="260" meta:character-count="1613"/>
    <dc:date>2010-07-06T09:06:13</dc:date>
    <dc:creator>Jorge Sanz</dc:creator>
  </office:meta>
</office:document-meta>
</file>